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1" office:value-type="string" calcext:value-type="string">
            <text:p>Rains</text:p>
          </table:table-cell>
          <table:table-cell office:value-type="string" calcext:value-type="string">
            <text:p>Temp</text:p>
          </table:table-cell>
          <table:table-cell table:style-name="ce1" office:value-type="string" calcext:value-type="string">
            <text:p>Homework</text:p>
          </table:table-cell>
          <table:table-cell office:value-type="string" calcext:value-type="string">
            <text:p>Team Member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Ground</text:p>
          </table:table-cell>
          <table:table-cell table:style-name="ce1" office:value-type="string" calcext:value-type="string">
            <text:p>Play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2" table:formula="of:=SUM([.C4:.C9])" office:value-type="float" office:value="55" calcext:value-type="float">
            <text:p>55</text:p>
          </table:table-cell>
          <table:table-cell table:style-name="ce2" table:formula="of:=SUM([.D4:.D9])" office:value-type="float" office:value="161" calcext:value-type="float">
            <text:p>161</text:p>
          </table:table-cell>
          <table:table-cell table:style-name="ce2" table:formula="of:=SUM([.E4:.E9])" office:value-type="float" office:value="4" calcext:value-type="float">
            <text:p>4</text:p>
          </table:table-cell>
          <table:table-cell table:style-name="ce2" table:formula="of:=SUM([.F4:.F9])" office:value-type="float" office:value="69" calcext:value-type="float">
            <text:p>69</text:p>
          </table:table-cell>
          <table:table-cell table:style-name="ce2" table:formula="of:=SUM([.G4:.G9])" office:value-type="float" office:value="4" calcext:value-type="float">
            <text:p>4</text:p>
          </table:table-cell>
          <table:table-cell table:style-name="ce2" table:formula="of:=SUM([.H4:.H9])" office:value-type="float" office:value="5400" calcext:value-type="float">
            <text:p>54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table:formula="of:=MIN([.C4:.C9])" office:value-type="float" office:value="0" calcext:value-type="float">
            <text:p>0</text:p>
          </table:table-cell>
          <table:table-cell table:style-name="ce2" table:formula="of:=MIN([.D4:.D9])" office:value-type="float" office:value="22" calcext:value-type="float">
            <text:p>22</text:p>
          </table:table-cell>
          <table:table-cell table:style-name="ce2" table:formula="of:=MIN([.E4:.E9])" office:value-type="float" office:value="0" calcext:value-type="float">
            <text:p>0</text:p>
          </table:table-cell>
          <table:table-cell table:style-name="ce2" table:formula="of:=MIN([.F4:.F9])" office:value-type="float" office:value="6" calcext:value-type="float">
            <text:p>6</text:p>
          </table:table-cell>
          <table:table-cell table:style-name="ce2" table:formula="of:=MIN([.G4:.G9])" office:value-type="float" office:value="0" calcext:value-type="float">
            <text:p>0</text:p>
          </table:table-cell>
          <table:table-cell table:style-name="ce2" table:formula="of:=MIN([.H4:.H9])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ax</text:p>
          </table:table-cell>
          <table:table-cell table:style-name="ce2" table:formula="of:=MAX([.C4:.C9])" office:value-type="float" office:value="30" calcext:value-type="float">
            <text:p>30</text:p>
          </table:table-cell>
          <table:table-cell table:style-name="ce2" table:formula="of:=MAX([.D4:.D9])" office:value-type="float" office:value="38" calcext:value-type="float">
            <text:p>38</text:p>
          </table:table-cell>
          <table:table-cell table:style-name="ce2" table:formula="of:=MAX([.E4:.E9])" office:value-type="float" office:value="1" calcext:value-type="float">
            <text:p>1</text:p>
          </table:table-cell>
          <table:table-cell table:style-name="ce2" table:formula="of:=MAX([.F4:.F9])" office:value-type="float" office:value="15" calcext:value-type="float">
            <text:p>15</text:p>
          </table:table-cell>
          <table:table-cell table:style-name="ce2" table:formula="of:=MAX([.G4:.G9])" office:value-type="float" office:value="1" calcext:value-type="float">
            <text:p>1</text:p>
          </table:table-cell>
          <table:table-cell table:style-name="ce2" table:formula="of:=MAX([.H4:.H9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ange</text:p>
          </table:table-cell>
          <table:table-cell table:style-name="ce2" table:formula="of:=[.C13]-[.C12]" office:value-type="float" office:value="30" calcext:value-type="float">
            <text:p>30</text:p>
          </table:table-cell>
          <table:table-cell table:style-name="ce2" table:formula="of:=[.D13]-[.D12]" office:value-type="float" office:value="16" calcext:value-type="float">
            <text:p>16</text:p>
          </table:table-cell>
          <table:table-cell table:style-name="ce2" table:formula="of:=[.E13]-[.E12]" office:value-type="float" office:value="1" calcext:value-type="float">
            <text:p>1</text:p>
          </table:table-cell>
          <table:table-cell table:style-name="ce2" table:formula="of:=[.F13]-[.F12]" office:value-type="float" office:value="9" calcext:value-type="float">
            <text:p>9</text:p>
          </table:table-cell>
          <table:table-cell table:style-name="ce2" table:formula="of:=[.G13]-[.G12]" office:value-type="float" office:value="1" calcext:value-type="float">
            <text:p>1</text:p>
          </table:table-cell>
          <table:table-cell table:style-name="ce2" table:formula="of:=[.H13]-[.H12]" office:value-type="float" office:value="1200" calcext:value-type="float">
            <text:p>1200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eam Members</text:p>
          </table:table-cell>
          <table:table-cell/>
          <table:table-cell office:value-type="string" calcext:value-type="string">
            <text:p>Ground</text:p>
          </table:table-cell>
          <table:table-cell table:style-name="Default"/>
          <table:table-cell office:value-type="string" calcext:value-type="string">
            <text:p>calculation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played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0+x1*w1+x2*w2</text:p>
          </table:table-cell>
          <table:table-cell office:value-type="string" calcext:value-type="string">
            <text:p>Y-ca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(y-ycap)^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]+[.D21]*[.E21]+[.F21]*[.G21]"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J21]-[.I21])^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formula="of:=[.C22]+[.D22]*[.E22]+[.F22]*[.G22]" office:value-type="float" office:value="0.93" calcext:value-type="float">
            <text:p>0.9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J22]-[.I22])^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formula="of:=[.C23]+[.D23]*[.E23]+[.F23]*[.G23]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J23]-[.I23])^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4" calcext:value-type="float">
            <text:p>0.44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4]+[.D24]*[.E24]+[.F24]*[.G24]" office:value-type="float" office:value="0.484" calcext:value-type="float">
            <text:p>0.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J24]-[.I24])^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22" calcext:value-type="float">
            <text:p>0.2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5]+[.D25]*[.E25]+[.F25]*[.G25]" office:value-type="float" office:value="-0.758" calcext:value-type="float">
            <text:p>-0.7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J25]-[.I25])^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6]+[.D26]*[.E26]+[.F26]*[.G2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J26]-[.I26])^2" office:value-type="float" office:value="1" calcext:value-type="float">
            <text:p>1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eam Members</text:p>
          </table:table-cell>
          <table:table-cell/>
          <table:table-cell office:value-type="string" calcext:value-type="string">
            <text:p>Ground</text:p>
          </table:table-cell>
          <table:table-cell table:style-name="Default"/>
          <table:table-cell office:value-type="string" calcext:value-type="string">
            <text:p>calculation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played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0+x1*w1+x2*w2</text:p>
          </table:table-cell>
          <table:table-cell office:value-type="string" calcext:value-type="string">
            <text:p>Y-ca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(y-ycap)^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formula="of:=[.C32]+[.D32]*[.E32]+[.F32]*[.G32]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J32]-[.I32])^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3" calcext:value-type="float">
            <text:p>0.83</text:p>
          </table:table-cell>
          <table:table-cell office:value-type="float" office:value="1.4" calcext:value-type="float">
            <text:p>1.4</text:p>
          </table:table-cell>
          <table:table-cell table:formula="of:=[.C33]+[.D33]*[.E33]+[.F33]*[.G33]" office:value-type="float" office:value="0.262" calcext:value-type="float">
            <text:p>0.2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J33]-[.I33])^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67" calcext:value-type="float">
            <text:p>0.67</text:p>
          </table:table-cell>
          <table:table-cell office:value-type="float" office:value="1.4" calcext:value-type="float">
            <text:p>1.4</text:p>
          </table:table-cell>
          <table:table-cell table:formula="of:=[.C34]+[.D34]*[.E34]+[.F34]*[.G34]" office:value-type="float" office:value="0.038" calcext:value-type="float">
            <text:p>0.0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J34]-[.I34])^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44" calcext:value-type="float">
            <text:p>0.4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formula="of:=[.C35]+[.D35]*[.E35]+[.F35]*[.G35]" office:value-type="float" office:value="-0.116" calcext:value-type="float">
            <text:p>-0.1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J35]-[.I35])^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0.22" calcext:value-type="float">
            <text:p>0.2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formula="of:=[.C36]+[.D36]*[.E36]+[.F36]*[.G36]" office:value-type="float" office:value="-1.758" calcext:value-type="float">
            <text:p>-1.7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J36]-[.I36])^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formula="of:=[.C37]+[.D37]*[.E37]+[.F37]*[.G37]" office:value-type="float" office:value="-0.6" calcext:value-type="float">
            <text:p>-0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J37]-[.I37])^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8T16:23:38.557535604</meta:creation-date>
    <dc:date>2023-11-18T16:51:39.358876581</dc:date>
    <meta:editing-duration>PT28M1S</meta:editing-duration>
    <meta:editing-cycles>5</meta:editing-cycles>
    <meta:generator>LibreOffice/6.4.7.2$Linux_X86_64 LibreOffice_project/40$Build-2</meta:generator>
    <meta:document-statistic meta:table-count="1" meta:cell-count="238" meta:object-count="0"/>
  </office:meta>
</office:document-meta>
</file>